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3.29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2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4.196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Example">
      <style:table-properties table:display="true" style:writing-mode="lr-tb" table:tab-color="#bbdef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0">
      <style:table-cell-properties fo:background-color="#fff9c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-en" table:style-name="ta1" table:print-ranges="'Example-en'.A1:'Example-en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column table:style-name="co12" table:number-columns-repeated="3" table:default-cell-style-name="ce2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72"/>
        </table:table-row>
        <table:table-row table:style-name="ro2">
          <table:table-cell table:style-name="ce1"/>
          <table:table-cell table:style-name="ce3" office:value-type="string" calcext:value-type="string">
            <text:p>Output Tax Invoice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53" office:value-type="string" calcext:value-type="string" table:number-columns-spanned="2" table:number-rows-spanned="1">
            <text:p>May 2022</text:p>
          </table:table-cell>
          <table:covered-table-cell table:style-name="ce53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50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The Office of Space Racoon Protectio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5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40" office:value-type="string" calcext:value-type="string" table:number-columns-spanned="2" table:number-rows-spanned="1">
            <text:p>Mon 16 May 2022</text:p>
          </table:table-cell>
          <table:covered-table-cell table:style-name="ce40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40" office:value-type="string" calcext:value-type="string" table:number-columns-spanned="2" table:number-rows-spanned="1">
            <text:p>Mon 16 May 2022, 01:38:23 WIB</text:p>
          </table:table-cell>
          <table:covered-table-cell table:style-name="ce40"/>
          <table:table-cell table:style-name="ce11" office:value-type="string" calcext:value-type="string">
            <text:p>Period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40" office:value-type="string" calcext:value-type="string" table:number-columns-spanned="2" table:number-rows-spanned="1">
            <text:p>Mon 16 May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cceed</text:p>
          </table:table-cell>
          <table:covered-table-cell table:style-name="ce40"/>
          <table:table-cell table:style-name="ce31"/>
          <table:table-cell table:style-name="ce13"/>
          <table:table-cell table:number-columns-repeated="1637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41" office:value-type="string" calcext:value-type="string" table:number-columns-spanned="2" table:number-rows-spanned="1">
            <text:p>Tax Admin</text:p>
          </table:table-cell>
          <table:covered-table-cell table:style-name="ce41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Tax Inv Upload Succeed</text:p>
          </table:table-cell>
          <table:covered-table-cell table:style-name="ce41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4" table:number-rows-repeated="1048488">
          <table:table-cell table:number-columns-repeated="16384"/>
        </table:table-row>
        <table:table-row table:style-name="ro5" table:number-rows-repeated="44">
          <table:table-cell table:number-columns-repeated="16384"/>
        </table:table-row>
        <table:table-row table:style-name="ro6" table:number-rows-repeated="3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'Example-en'.$A$1" table:cell-range-address="$'Example-en'.$A$1:.$L$13" table:range-usable-as="print-range"/>
        </table:named-expressions>
      </table:table>
      <table:table table:name="Example-id" table:style-name="ta1" table:print-ranges="'Example-id'.A1:'Example-id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>
            <text:p>Faktur Pajak Keluaran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53" office:value-type="string" calcext:value-type="string" table:number-columns-spanned="2" table:number-rows-spanned="1">
            <text:p>Mei 2022</text:p>
          </table:table-cell>
          <table:covered-table-cell table:style-name="ce53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NPWP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50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PT Teliti Telaten Teku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5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40" office:value-type="string" calcext:value-type="string" table:number-columns-spanned="2" table:number-rows-spanned="1">
            <text:p>Sen, 16 Mei 2022</text:p>
          </table:table-cell>
          <table:covered-table-cell table:style-name="ce40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40" office:value-type="string" calcext:value-type="string" table:number-columns-spanned="2" table:number-rows-spanned="1">
            <text:p>Sen, 16 Mei 2022, 01:38:23 WIB</text:p>
          </table:table-cell>
          <table:covered-table-cell table:style-name="ce40"/>
          <table:table-cell table:style-name="ce11" office:value-type="string" calcext:value-type="string">
            <text:p>Masa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40" office:value-type="string" calcext:value-type="string" table:number-columns-spanned="2" table:number-rows-spanned="1">
            <text:p>Sen, 16 Mei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kses</text:p>
          </table:table-cell>
          <table:covered-table-cell table:style-name="ce40"/>
          <table:table-cell table:style-name="ce31"/>
          <table:table-cell table:style-name="ce13"/>
          <table:table-cell table:number-columns-repeated="16369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41" office:value-type="string" calcext:value-type="string" table:number-columns-spanned="2" table:number-rows-spanned="1">
            <text:p>Admin Faktur</text:p>
          </table:table-cell>
          <table:covered-table-cell table:style-name="ce41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Upload Faktur Sukses</text:p>
          </table:table-cell>
          <table:covered-table-cell table:style-name="ce41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4" table:number-rows-repeated="1048488">
          <table:table-cell table:number-columns-repeated="16381"/>
        </table:table-row>
        <table:table-row table:style-name="ro5" table:number-rows-repeated="44">
          <table:table-cell table:number-columns-repeated="16381"/>
        </table:table-row>
        <table:table-row table:style-name="ro6" table:number-rows-repeated="30">
          <table:table-cell table:number-columns-repeated="16381"/>
        </table:table-row>
        <table:table-row table:style-name="ro6">
          <table:table-cell table:number-columns-repeated="16381"/>
        </table:table-row>
        <table:named-expressions>
          <table:named-range table:name="_xlnm.Print_Area" table:base-cell-address="$'Example-id'.$A$1" table:cell-range-address="$'Example-id'.$A$1:.$L$1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 </number:text>
      <number:am-pm/>
    </number:time-style>
    <number:date-style style:name="N137">
      <number:month number:textual="true"/>
      <number:text>-</number:text>
      <number:year/>
    </number:date-style>
    <number:number-style style:name="N133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33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30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05">
      <number:minutes number:style="long"/>
      <number:text>:</number:text>
      <number:seconds number:style="long" number:decimal-places="1"/>
    </number:time-style>
    <number:number-style style:name="N131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Rp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36">
      <number:day number:style="long"/>
      <number:text>-</number:text>
      <number:month number:textual="true"/>
    </number:date-style>
    <number:time-style style:name="N107"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</number:time-style>
    <number:number-style style:name="N111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print-page-order="ttb" style:first-page-number="continue" style:scale-to="8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xample" style:display-name="PageStyle_Examp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7:50:31</meta:creation-date>
    <meta:initial-creator>`user</meta:initial-creator>
    <dc:language>id-ID</dc:language>
    <meta:print-date>2022-05-10T06:48:25</meta:print-date>
    <dc:date>2022-10-06T11:44:16.153024724</dc:date>
    <meta:editing-cycles>48</meta:editing-cycles>
    <meta:editing-duration>PT1H53M48S</meta:editing-duration>
    <meta:generator>LibreOffice/7.4.1.2$Linux_X86_64 LibreOffice_project/40$Build-2</meta:generator>
    <meta:document-statistic meta:table-count="2" meta:cell-count="86" meta:object-count="0"/>
    <meta:user-defined meta:name="AppVersion">15.0000</meta:user-defined>
  </office:meta>
</office:document-meta>
</file>